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automatic-styles>
    <style:style style:name="P1" style:family="paragraph" style:parent-style-name="Standard">
      <style:text-properties fo:color="#ffffff" loext:opacity="100%" style:font-name="Verdana" fo:font-size="16pt" officeooo:rsid="001f949c" officeooo:paragraph-rsid="001f949c" style:font-size-asian="16pt" style:font-size-complex="16pt"/>
    </style:style>
    <style:style style:name="P2" style:family="paragraph" style:parent-style-name="Standard">
      <style:text-properties fo:color="#ffffff" loext:opacity="100%" style:font-name="Verdana" fo:font-size="16pt" officeooo:rsid="00272c13" officeooo:paragraph-rsid="00272c13" style:font-size-asian="16pt" style:font-size-complex="16pt"/>
    </style:style>
    <style:style style:name="T1" style:family="text">
      <style:text-properties fo:font-style="italic" officeooo:rsid="00307ce9" style:font-style-asian="italic" style:font-style-complex="italic"/>
    </style:style>
    <style:style style:name="T2" style:family="text">
      <style:text-properties officeooo:rsid="002b38cd"/>
    </style:style>
    <style:style style:name="T3" style:family="text">
      <style:text-properties officeooo:rsid="002e4fd1"/>
    </style:style>
    <style:style style:name="T4" style:family="text">
      <style:text-properties officeooo:rsid="003219f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 2023 I visited the Daido Moriyama exhibition at the Photographer’s Gallery in London. It proved to be another inspirational event. I instantly ‘got’ his work. The technique of wandering the streets taking ‘snapshots’ without any constraints immediately inspired my future approach to photography.</text:p>
      <text:p text:style-name="P1"/>
      <text:p text:style-name="P1">Moriyama states, "Get outside. It’s all about getting out and walking. That’s the first thing. The second thing is, forget everything you’ve learned on the subject of photography for the moment, and just shoot. Take photographs—of anything and everything, whatever catches your eye. Don’t pause to think.”</text:p>
      <text:p text:style-name="P1"/>
      <text:p text:style-name="P2"><text:span text:style-name="T1">Windows</text:span> <text:span text:style-name="T3">is an ongoing </text:span><text:span text:style-name="T2">project of ‘</text:span><text:span text:style-name="T4">snapshot’ </text:span><text:span text:style-name="T2">photographs taken on walks in the cit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1T13:36:42.622469425</meta:creation-date>
    <meta:print-date>2024-12-01T13:59:48.301594666</meta:print-date>
    <meta:printed-by>PDF files</meta:printed-by>
    <dc:date>2024-12-05T13:58:56.521320964</dc:date>
    <meta:editing-duration>PT23M56S</meta:editing-duration>
    <meta:editing-cycles>7</meta:editing-cycles>
    <meta:generator>LibreOffice/24.2.6.2$Linux_X86_64 LibreOffice_project/420$Build-2</meta:generator>
    <meta:document-statistic meta:table-count="0" meta:image-count="0" meta:object-count="0" meta:page-count="1" meta:paragraph-count="3" meta:word-count="106" meta:character-count="687" meta:non-whitespace-character-count="585"/>
  </office:meta>
</office:document-meta>
</file>